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100000DB498675F99.jpg" manifest:media-type=""/>
  <manifest:file-entry manifest:full-path="Pictures/200000020000033A0000016DD81591B2.eps"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language-asian="en" style:country-asian="none"/>
    </style:style>
    <style:style style:name="P2" style:family="paragraph" style:parent-style-name="Standard">
      <style:paragraph-properties fo:text-align="end" style:justify-single-word="false"/>
      <style:text-properties fo:color="#7f7f7f" fo:font-size="8pt" officeooo:rsid="001a12be" officeooo:paragraph-rsid="001a12be" style:font-size-asian="8pt"/>
    </style:style>
    <style:style style:name="P3" style:family="paragraph" style:parent-style-name="Standard">
      <style:text-properties style:font-name="Helvetica Neue1" fo:language="en" fo:country="GB" style:language-complex="ar" style:country-complex="SA"/>
    </style:style>
    <style:style style:name="P4" style:family="paragraph" style:parent-style-name="Standard">
      <style:text-properties style:font-name="Helvetica Neue1" fo:language="en" fo:country="GB" officeooo:rsid="001a12be" officeooo:paragraph-rsid="001a12be" style:language-complex="ar" style:country-complex="SA"/>
    </style:style>
    <style:style style:name="P5" style:family="paragraph" style:parent-style-name="Standard">
      <style:paragraph-properties fo:line-height="116%" fo:orphans="0" fo:widows="0" style:text-autospace="none" style:vertical-align="middle"/>
      <style:text-properties fo:color="#000000" style:font-name="Helvetica Neue1" fo:font-size="11pt" fo:language="en" fo:country="GB" fo:font-weight="bold" style:font-size-asian="11pt" style:font-weight-asian="bold" style:font-name-complex="Times-Roman" style:language-complex="ar" style:country-complex="SA"/>
    </style:style>
    <style:style style:name="P6" style:family="paragraph" style:parent-style-name="Standard">
      <style:text-properties fo:language="en" fo:country="GB" officeooo:paragraph-rsid="001d7358" style:language-complex="ar" style:country-complex="SA"/>
    </style:style>
    <style:style style:name="P7" style:family="paragraph" style:parent-style-name="Footer">
      <style:paragraph-properties fo:margin-left="0cm" fo:margin-right="0.635cm" fo:text-indent="0cm" style:auto-text-indent="false"/>
    </style:style>
    <style:style style:name="P8" style:family="paragraph" style:parent-style-name="Footer">
      <style:paragraph-properties fo:text-align="center" style:justify-single-word="false"/>
    </style:style>
    <style:style style:name="P9" style:family="paragraph" style:parent-style-name="Footer">
      <style:text-properties fo:color="#7f7f7f" fo:font-size="6pt" style:font-size-asian="6pt"/>
    </style:style>
    <style:style style:name="P10" style:family="paragraph" style:parent-style-name="Header">
      <style:paragraph-properties fo:margin-left="-1cm" fo:margin-right="0cm" fo:text-indent="0cm" style:auto-text-indent="false"/>
      <style:text-properties fo:language="en" fo:country="US" style:language-asian="en" style:country-asian="none"/>
    </style:style>
    <style:style style:name="P11" style:family="paragraph" style:parent-style-name="Heading_20_1">
      <style:text-properties fo:language="en" fo:country="GB" style:language-complex="ar" style:country-complex="SA"/>
    </style:style>
    <style:style style:name="P12" style:family="paragraph" style:parent-style-name="HVA-Subheading">
      <style:text-properties style:font-name="Helvetica Neue1" fo:language="en" fo:country="GB" style:language-complex="ar" style:country-complex="SA"/>
    </style:style>
    <style:style style:name="P13" style:family="paragraph" style:parent-style-name="HVA-Subheading">
      <style:text-properties style:font-name="Helvetica Neue1" fo:language="en" fo:country="GB" officeooo:rsid="001a12be" officeooo:paragraph-rsid="001a12be" style:language-complex="ar" style:country-complex="SA"/>
    </style:style>
    <style:style style:name="P14" style:family="paragraph" style:parent-style-name="HVA-Heading">
      <style:text-properties style:font-name="Helvetica Neue1" fo:language="en" fo:country="GB" officeooo:rsid="001a12be" officeooo:paragraph-rsid="001a12be" style:language-complex="ar" style:country-complex="SA"/>
    </style:style>
    <style:style style:name="P15" style:family="paragraph" style:parent-style-name="Heading_20_2">
      <style:text-properties fo:language="en" fo:country="GB" officeooo:rsid="001b940b" style:language-complex="ar" style:country-complex="SA"/>
    </style:style>
    <style:style style:name="P16" style:family="paragraph" style:parent-style-name="Heading_20_2">
      <style:text-properties style:font-name="Helvetica Neue1" fo:language="en" fo:country="GB" officeooo:rsid="001d7358" officeooo:paragraph-rsid="001d7358" style:language-complex="ar" style:country-complex="SA"/>
    </style:style>
    <style:style style:name="P17" style:family="paragraph" style:parent-style-name="Heading_20_2">
      <style:text-properties style:font-name="Helvetica Neue1" fo:language="en" fo:country="GB" officeooo:rsid="001e12ba" officeooo:paragraph-rsid="001e12ba" style:language-complex="ar" style:country-complex="SA"/>
    </style:style>
    <style:style style:name="P18" style:family="paragraph" style:parent-style-name="HVA-Bodytekst">
      <style:text-properties fo:language="en" fo:country="GB" officeooo:rsid="000fa968" style:language-complex="ar" style:country-complex="SA"/>
    </style:style>
    <style:style style:name="P19" style:family="paragraph" style:parent-style-name="HVA-Bodytekst" style:list-style-name="L1">
      <style:text-properties style:font-name="Helvetica Neue1" fo:language="en" fo:country="GB" officeooo:rsid="001c9df6" officeooo:paragraph-rsid="001c9df6" style:language-complex="ar" style:country-complex="SA"/>
    </style:style>
    <style:style style:name="P20" style:family="paragraph" style:parent-style-name="HVA-Bodytekst" style:list-style-name="L1">
      <style:text-properties style:font-name="Helvetica Neue1" fo:language="en" fo:country="GB" officeooo:rsid="001c9df6" officeooo:paragraph-rsid="00202aef" style:language-complex="ar" style:country-complex="SA"/>
    </style:style>
    <style:style style:name="P21" style:family="paragraph" style:parent-style-name="HVA-Bodytekst">
      <style:text-properties style:font-name="Helvetica Neue1" fo:language="en" fo:country="GB" officeooo:rsid="001c9df6" officeooo:paragraph-rsid="001c9df6" style:language-complex="ar" style:country-complex="SA"/>
    </style:style>
    <style:style style:name="P22" style:family="paragraph" style:parent-style-name="HVA-Bodytekst">
      <style:text-properties style:font-name="Helvetica Neue1" fo:language="en" fo:country="GB" officeooo:rsid="001d7358" officeooo:paragraph-rsid="001d7358" style:language-complex="ar" style:country-complex="SA"/>
    </style:style>
    <style:style style:name="P23" style:family="paragraph" style:parent-style-name="HVA-Bodytekst">
      <style:text-properties style:font-name="Helvetica Neue1" fo:language="en" fo:country="GB" officeooo:rsid="001e12ba" officeooo:paragraph-rsid="001d7358" style:language-complex="ar" style:country-complex="SA"/>
    </style:style>
    <style:style style:name="P24" style:family="paragraph" style:parent-style-name="HVA-Bodytekst" style:list-style-name="L2">
      <style:text-properties style:font-name="Helvetica Neue1" fo:language="en" fo:country="GB" officeooo:rsid="001e12ba" officeooo:paragraph-rsid="001e12ba" style:language-complex="ar" style:country-complex="SA"/>
    </style:style>
    <style:style style:name="P25" style:family="paragraph" style:parent-style-name="Standard" style:list-style-name="L1">
      <style:text-properties style:font-name="Helvetica Neue1" fo:language="en" fo:country="GB" officeooo:rsid="001c9df6" officeooo:paragraph-rsid="001c9df6" style:language-complex="ar" style:country-complex="SA"/>
    </style:style>
    <style:style style:name="P26" style:family="paragraph" style:parent-style-name="Standard">
      <style:text-properties style:font-name="Helvetica Neue1" fo:language="en" fo:country="GB" officeooo:rsid="001d7358" officeooo:paragraph-rsid="001d7358" style:language-complex="ar" style:country-complex="SA"/>
    </style:style>
    <style:style style:name="P27" style:family="paragraph" style:parent-style-name="Standard">
      <style:text-properties style:font-name="Helvetica Neue1" fo:language="en" fo:country="GB" officeooo:rsid="001e12ba" officeooo:paragraph-rsid="001e12ba" style:language-complex="ar" style:country-complex="SA"/>
    </style:style>
    <style:style style:name="P28" style:family="paragraph" style:parent-style-name="Standard" style:list-style-name="L2">
      <style:text-properties style:font-name="Helvetica Neue1" fo:language="en" fo:country="GB" officeooo:rsid="001e12ba" officeooo:paragraph-rsid="001e12ba" style:language-complex="ar" style:country-complex="SA"/>
    </style:style>
    <style:style style:name="P29" style:family="paragraph" style:parent-style-name="Standard">
      <style:text-properties style:font-name="Helvetica Neue1" fo:language="en" fo:country="GB" officeooo:rsid="001e12ba" officeooo:paragraph-rsid="001d7358" style:language-complex="ar" style:country-complex="SA"/>
    </style:style>
    <style:style style:name="P30" style:family="paragraph" style:parent-style-name="Standard" style:master-page-name="First_20_Page">
      <style:paragraph-properties style:page-number="auto"/>
      <style:text-properties style:font-name="Helvetica Neue1" fo:language="en" fo:country="GB" style:language-complex="ar" style:country-complex="SA"/>
    </style:style>
    <style:style style:name="P31"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7f7f7f" fo:font-size="7pt" fo:font-weight="bold" style:font-size-asian="7pt" style:font-weight-asian="bold"/>
    </style:style>
    <style:style style:name="T3" style:family="text">
      <style:text-properties fo:color="#7f7f7f" fo:font-size="7pt" fo:font-weight="bold" officeooo:rsid="001a12be" style:font-size-asian="7pt" style:font-weight-asian="bold"/>
    </style:style>
    <style:style style:name="T4" style:family="text">
      <style:text-properties fo:color="#7f7f7f" fo:font-size="6pt" style:font-size-asian="6pt"/>
    </style:style>
    <style:style style:name="T5" style:family="text">
      <style:text-properties fo:color="#7f7f7f" fo:font-size="6pt" officeooo:rsid="001a12be" style:font-size-asian="6pt"/>
    </style:style>
    <style:style style:name="T6" style:family="text">
      <style:text-properties officeooo:rsid="001a12be"/>
    </style:style>
    <style:style style:name="T7" style:family="text">
      <style:text-properties style:font-name="Helvetica Neue1" officeooo:rsid="001d7358"/>
    </style:style>
    <style:style style:name="T8" style:family="text">
      <style:text-properties style:font-name="Helvetica Neue1" officeooo:rsid="001e12ba"/>
    </style:style>
    <style:style style:name="T9" style:family="text">
      <style:text-properties officeooo:rsid="00202aef"/>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3"/>
      <text:p text:style-name="P12"/>
      <text:p text:style-name="P12"/>
      <text:p text:style-name="P12"/>
      <text:p text:style-name="P13">Project From Moonshot to Mars</text:p>
      <text:p text:style-name="P14">[Name of Document]</text:p>
      <text:p text:style-name="P5"/>
      <text:p text:style-name="P5"/>
      <text:p text:style-name="P5"/>
      <text:p text:style-name="P5"/>
      <text:p text:style-name="P5"/>
      <text:p text:style-name="P5"/>
      <text:p text:style-name="P5"/>
      <text:p text:style-name="P3"/>
      <text:p text:style-name="P5"/>
      <text:p text:style-name="P3"/>
      <text:p text:style-name="P3"/>
      <text:p text:style-name="P3"/>
      <text:p text:style-name="P3"/>
      <text:p text:style-name="P3"/>
      <text:p text:style-name="P4">[Authors]</text:p>
      <text:p text:style-name="P4">[Date]<text:line-break/>[Vers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graphics1" text:anchor-type="paragraph" svg:y="0.372cm" svg:width="8.507cm" svg:height="3.759cm" draw:z-index="11"><draw:image xlink:href="Pictures/200000020000033A0000016DD81591B2.eps"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1"><text:soft-page-break/>1. Chapter</text:p>
      <text:p text:style-name="P18">This chapter describes which mechanisms will be applied to ensure that the project remains manageable and that the quality is guaranteed.</text:p>
      <text:h text:style-name="P15" text:outline-level="2">Tolerances</text:h>
      <text:p text:style-name="P18">The project team monitors and follows the project according to the planning described in the previous chapters. It's always possible, for all kind of reasons, that the team deviates from the plan, if this is the case the following rules will be retained:</text:p>
      <text:list xml:id="list8135360004971990294" text:style-name="L1">
        <text:list-item>
          <text:p text:style-name="P19">It is the intention that the agreed projects will be finished according to the agreed end date. However, if this fails a new target will be defined with the client.</text:p>
        </text:list-item>
        <text:list-item>
          <text:p text:style-name="P25">When the scope of the project has to be changed, requested by the team or client, it is possible to do so. This request has to be communicated in a timely manner and needs to be approved by both the team and the client. If the request is approved by both parties, the planning needs to be changed according to the approved request.</text:p>
        </text:list-item>
        <text:list-item>
          <text:p text:style-name="P20"><text:span text:style-name="T9">If one of the sub-projects can not be finished in the proposed deadline, the team will describe the proposed solutions in the final report of the overall project.</text:span></text:p>
        </text:list-item>
      </text:list>
      <text:p text:style-name="P21"/>
      <text:h text:style-name="P16" text:outline-level="2">Progress reports</text:h>
      <text:p text:style-name="P26">There will be weekly meetings between the client and the team, this will take place most of the time on fridays. During this meetings the progress will be reported with the client and, when needed, new targets will be defined. During the holidays or when a meeting is cancelled, the client will be reported via mail by the team leader of this project. When a deliverable is achieved the client will be notified about this achievement and when a target is not achieved, or can not be achieved, on the agreed deadline the client will also be notified about this event. When it's the case that a deliverable can not be achieved on the agreed deadline new targets will be defined with the client.</text:p>
      <text:p text:style-name="P22"/>
      <text:p text:style-name="P6"><text:span text:style-name="T7">Furthermore, meetings will be held inside the project team </text:span><text:span text:style-name="T8">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span></text:p>
      <text:p text:style-name="P23"/>
      <text:h text:style-name="P17" text:outline-level="2">Exception procedure</text:h>
      <text:p text:style-name="P27">The exception procedure <text:span text:style-name="T9">occurs</text:span> when the project can no longer succeed in the expected tolerance limits regarding time and money. The exception procedure defines that in the first part a so called “reporting phase” will start. In this phase, an investigation will start into what could be the cause of this fault. <text:span text:style-name="T9">All possible solutions and changes in order to succeed the project in the expected tolerance limits.</text:span> In the second phase there will be made an appointment with the client. <text:span text:style-name="T9">D</text:span>uring this meeting the report that describes the reasons and causes <text:span text:style-name="T9">of the fault</text:span> will be presented to the client, <text:span text:style-name="T9">the possible corresponding solutions will also be presented to the client</text:span>. When the solutions are discussed, the next stage starts where the client and the team have to choose between one of the following situations:</text:p>
      <text:list xml:id="list3265156061484837000" text:style-name="L2">
        <text:list-item>
          <text:p text:style-name="P24">The project board will take measures to prevent/eliminate the cause</text:p>
        </text:list-item>
        <text:list-item>
          <text:p text:style-name="P28">The project board decides to not take action, because it thinks that the exceeding of tolerance will not take place</text:p>
        </text:list-item>
        <text:list-item>
          <text:p text:style-name="P24">There are concession to be made in respect of time, money quality or the projects that have to be delivered (the range of the project)</text:p>
        </text:list-item>
      </text:list>
      <text:p text:style-name="P2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27"/>
      <text:p text:style-name="P23"><text:soft-page-break/></text:p>
      <text:p text:style-name="P2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VA-Bodytekst" style:class="text">
      <style:paragraph-properties style:writing-mode="lr-tb"/>
      <style:text-properties fo:color="#000000" style:font-name="Helvetica Neue" fo:font-size="10pt" fo:language="nl" fo:country="NL" style:font-name-asian="Cambria"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left="1.199cm" fo:margin-right="1.199cm" fo:margin-top="0.423cm" fo:margin-bottom="0.106cm" style:contextual-spacing="false" fo:text-indent="-1.199cm" style:auto-text-indent="false" fo:keep-with-next="always"/>
      <style:text-properties fo:color="#000000" fo:language="en" fo:country="GB" fo:font-weight="bold" style:font-name-asian="Times New Roman" style:font-weight-asian="bold" style:font-size-complex="10pt"/>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text-indent="0cm" style:auto-text-indent="false"/>
      <style:text-properties fo:color="#000000"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none"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none"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none"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Standard">
      <style:paragraph-properties fo:text-align="end" style:justify-single-word="false"/>
      <style:text-properties fo:color="#7f7f7f" fo:font-size="8pt" officeooo:rsid="001a12be" officeooo:paragraph-rsid="001a12be" style:font-size-asian="8pt"/>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text-align="center" style:justify-single-word="false"/>
    </style:style>
    <style:style style:name="MP5" style:family="paragraph" style:parent-style-name="Footer">
      <style:text-properties fo:color="#7f7f7f" fo:font-size="6pt" style:font-size-asian="6pt"/>
    </style:style>
    <style:style style:name="MP6" style:family="paragraph">
      <style:paragraph-properties fo:text-align="center" style:writing-mode="lr-tb"/>
    </style:style>
    <style:style style:name="MP7"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officeooo:rsid="001a12be" style:font-size-asian="7pt" style:font-weight-asian="bold"/>
    </style:style>
    <style:style style:name="MT3" style:family="text">
      <style:text-properties fo:color="#7f7f7f" fo:font-size="7pt" fo:font-weight="bold" style:font-size-asian="7pt" style:font-weight-asian="bold"/>
    </style:style>
    <style:style style:name="MT4" style:family="text">
      <style:text-properties fo:color="#7f7f7f" fo:font-size="6pt" style:font-size-asian="6pt"/>
    </style:style>
    <style:style style:name="MT5" style:family="text">
      <style:text-properties fo:color="#7f7f7f" fo:font-size="6pt" officeooo:rsid="001a12be" style:font-size-asian="6pt"/>
    </style:style>
    <style:style style:name="MT6" style:family="text">
      <style:text-properties officeooo:rsid="001a12be"/>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4"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10"><draw:image xlink:href="Pictures/10000000000009B100000DB498675F99.jpg" xlink:type="simple" xlink:show="embed" xlink:actuate="onLoad"/></draw:frame><draw:frame draw:style-name="Mfr2" draw:name="Frame2" text:anchor-type="char" svg:x="7.62cm" svg:y="-0.219cm" svg:width="8.255cm" svg:height="1.27cm" draw:z-index="6"><draw:text-box><text:p text:style-name="MP2">[Name of Document / Project]</text:p></draw:text-box></draw:frame><draw:frame draw:style-name="Mfr3" draw:name="Afbeelding 6" text:anchor-type="char" svg:x="0cm" svg:y="0.009cm" svg:width="9.102cm" svg:height="2.064cm" draw:z-index="4"><draw:image xlink:href="Pictures/100000000000021A0000007A7EA483C1.jpg" xlink:type="simple" xlink:show="embed" xlink:actuate="onLoad"/></draw:frame></text:p>
      </style:header>
      <style:footer>
        <text:p text:style-name="MP3"><draw:frame draw:style-name="Mfr4" draw:name="Frame1" text:anchor-type="paragraph" svg:y="0.002cm" draw:z-index="1"><draw:text-box fo:min-height="0.058cm" fo:min-width="0.041cm"><text:p text:style-name="MP4"><text:span text:style-name="Page_20_Number"><text:span text:style-name="MT1"><text:page-number text:select-page="current">3</text:page-number></text:span></text:span></text:p></draw:text-box></draw:frame><text:span text:style-name="MT2">Project From Moonshot to Mars</text:span><text:span text:style-name="MT3"><text:tab/><text:tab/><text:line-break/></text:span><text:span text:style-name="MT4">© 201</text:span><text:span text:style-name="MT5">3</text:span><text:span text:style-name="MT4">, Hogeschool van Amsterdam</text:span></text:p>
        <text:p text:style-name="MP5"><text:span text:style-name="MT6">14</text:span><draw:line text:anchor-type="char" draw:z-index="8" draw:style-name="Mgr1" draw:text-style-name="MP6" svg:x1="18.695cm" svg:y1="28.203cm" svg:x2="18.06cm" svg:y2="28.203cm"><text:p/></draw:line> <text:span text:style-name="MT6">February</text:span> 201<text:span text:style-name="MT6">3</text:span> – Versie 1.0</text:p>
      </style:footer>
    </style:master-page>
    <style:master-page style:name="First_20_Page" style:display-name="First Page" style:page-layout-name="Mpm2" style:next-style-name="Standard">
      <style:header>
        <text:p text:style-name="MP7"><draw:frame draw:style-name="Mfr3" draw:name="Afbeelding 5" text:anchor-type="char" svg:x="0cm" svg:y="0.007cm" svg:width="20.997cm" svg:height="29.69cm" draw:z-index="2"><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4</meta:editing-cycles>
    <meta:editing-duration>PT50M17S</meta:editing-duration>
    <meta:generator>LibreOffice/4.0.0.3$MacOSX_x86 LibreOffice_project/53fd80e80f44edd735c18dbc5b6cde811e0a15c</meta:generator>
    <dc:date>2013-02-14T21:41:04</dc:date>
    <meta:document-statistic meta:table-count="0" meta:image-count="4" meta:object-count="0" meta:page-count="3" meta:paragraph-count="24" meta:word-count="672" meta:character-count="3872" meta:non-whitespace-character-count="3230"/>
  </office:meta>
</office:document-meta>
</file>